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4cm" table:end-y="0.162cm" draw:z-index="1" svg:width="17.089cm" svg:height="13.257cm" svg:x="0.001cm" svg:y="0.001cm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48:42</dc:date>
    <dc:language>en-US</dc:language>
    <meta:editing-cycles>4</meta:editing-cycles>
    <meta:editing-duration>PT9M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con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5.333cm" svg:y="0.264cm" chart:style-name="ch2">
          <text:p>Columns_Cones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con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5.333cm" svg:y="0.264cm" chart:style-name="ch2">
          <text:p>Columns_Cones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